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51" calcext:value-type="float">
            <text:p>202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47535" calcext:value-type="float">
            <text:p>24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11437" calcext:value-type="float">
            <text:p>2114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418617" calcext:value-type="float">
            <text:p>14186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88275" calcext:value-type="float">
            <text:p>882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49449" calcext:value-type="float">
            <text:p>2494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16049" calcext:value-type="float">
            <text:p>2160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430159" calcext:value-type="float">
            <text:p>14301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90047" calcext:value-type="float">
            <text:p>900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51539" calcext:value-type="float">
            <text:p>25153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19699" calcext:value-type="float">
            <text:p>2196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442678" calcext:value-type="float">
            <text:p>14426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92081" calcext:value-type="float">
            <text:p>920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53456" calcext:value-type="float">
            <text:p>2534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23765" calcext:value-type="float">
            <text:p>2237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454694" calcext:value-type="float">
            <text:p>1454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93816" calcext:value-type="float">
            <text:p>938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55684" calcext:value-type="float">
            <text:p>255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27845" calcext:value-type="float">
            <text:p>2278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464873" calcext:value-type="float">
            <text:p>14648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95340" calcext:value-type="float">
            <text:p>953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58250" calcext:value-type="float">
            <text:p>258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31170" calcext:value-type="float">
            <text:p>231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478480" calcext:value-type="float">
            <text:p>14784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96250" calcext:value-type="float">
            <text:p>96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61431" calcext:value-type="float">
            <text:p>2614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33503" calcext:value-type="float">
            <text:p>2335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493127" calcext:value-type="float">
            <text:p>14931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97634" calcext:value-type="float">
            <text:p>976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64453" calcext:value-type="float">
            <text:p>2644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36877" calcext:value-type="float">
            <text:p>2368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510238" calcext:value-type="float">
            <text:p>15102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98951" calcext:value-type="float">
            <text:p>989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67599" calcext:value-type="float">
            <text:p>2675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40147" calcext:value-type="float">
            <text:p>2401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527078" calcext:value-type="float">
            <text:p>15270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00489" calcext:value-type="float">
            <text:p>1004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70607" calcext:value-type="float">
            <text:p>2706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44039" calcext:value-type="float">
            <text:p>2440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543635" calcext:value-type="float">
            <text:p>15436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01936" calcext:value-type="float">
            <text:p>101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74025" calcext:value-type="float">
            <text:p>2740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47485" calcext:value-type="float">
            <text:p>2474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560317" calcext:value-type="float">
            <text:p>15603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03684" calcext:value-type="float">
            <text:p>103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76200" calcext:value-type="float">
            <text:p>2762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51982" calcext:value-type="float">
            <text:p>2519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574339" calcext:value-type="float">
            <text:p>15743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06210" calcext:value-type="float">
            <text:p>1062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83507" calcext:value-type="float">
            <text:p>2835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58101" calcext:value-type="float">
            <text:p>2581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602438" calcext:value-type="float">
            <text:p>16024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07470" calcext:value-type="float">
            <text:p>1074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87535" calcext:value-type="float">
            <text:p>28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61610" calcext:value-type="float">
            <text:p>261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614102" calcext:value-type="float">
            <text:p>16141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8299" calcext:value-type="float">
            <text:p>108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92384" calcext:value-type="float">
            <text:p>292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64580" calcext:value-type="float">
            <text:p>2645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628349" calcext:value-type="float">
            <text:p>16283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9425" calcext:value-type="float">
            <text:p>1094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298067" calcext:value-type="float">
            <text:p>2980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267324" calcext:value-type="float">
            <text:p>267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643438" calcext:value-type="float">
            <text:p>16434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22:49:15.865674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30T23:37:34.056628958</dc:date>
    <dc:creator>Jesus Castagnetto</dc:creator>
    <meta:editing-duration>P1DT15H49M40S</meta:editing-duration>
    <meta:editing-cycles>120</meta:editing-cycles>
    <meta:generator>LibreOffice/6.4.3.2$Linux_X86_64 LibreOffice_project/40$Build-2</meta:generator>
    <meta:document-statistic meta:table-count="1" meta:cell-count="1824" meta:object-count="0"/>
  </office:meta>
</office:document-meta>
</file>